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宋体" svg:font-family="宋体" style:font-pitch="variable"/>
    <style:font-face style:name="Courier New1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表格1" style:family="table">
      <style:table-properties style:width="17cm" table:align="margins" style:may-break-between-rows="true" table:border-model="collapsing"/>
    </style:style>
    <style:style style:name="表格1.A" style:family="table-column">
      <style:table-column-properties style:column-width="2.125cm" style:rel-column-width="8191*"/>
    </style:style>
    <style:style style:name="表格1.H" style:family="table-column">
      <style:table-column-properties style:column-width="2.127cm" style:rel-column-width="8198*"/>
    </style:style>
    <style:style style:name="表格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表格1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表格1.2" style:family="table-row">
      <style:table-row-properties fo:keep-together="auto"/>
    </style:style>
    <style:style style:name="表格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1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 style:register-true="true">
        <style:tab-stops/>
      </style:paragraph-properties>
      <style:text-properties fo:font-size="12pt" officeooo:rsid="000c25b1" officeooo:paragraph-rsid="001c4453" style:font-name-asian="宋体" style:font-size-asian="12pt" style:font-size-complex="12pt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top="0cm" fo:margin-bottom="0.083cm" style:contextual-spacing="false" fo:text-align="center" style:justify-single-word="false"/>
      <style:text-properties fo:font-size="16pt" fo:font-weight="bold" style:font-name-asian="宋体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cm" fo:margin-bottom="0.083cm" style:contextual-spacing="false" fo:text-align="center" style:justify-single-word="false"/>
      <style:text-properties fo:font-size="12pt" officeooo:rsid="000c25b1" officeooo:paragraph-rsid="000c25b1" style:font-name-asian="宋体" style:font-size-asian="12pt" style:font-size-complex="12pt"/>
    </style:style>
    <style:style style:name="P4" style:family="paragraph" style:parent-style-name="Standard">
      <style:paragraph-properties fo:margin-top="0cm" fo:margin-bottom="0.083cm" style:contextual-spacing="false" fo:line-height="100%" fo:text-align="start" style:justify-single-word="false" fo:orphans="2" fo:widows="2" fo:hyphenation-ladder-count="no-limit" style:register-true="true">
        <style:tab-stops/>
      </style:paragraph-properties>
      <style:text-properties fo:font-size="12pt" officeooo:rsid="000c25b1" officeooo:paragraph-rsid="000c25b1" style:font-name-asian="宋体" style:font-size-asian="12pt" style:font-size-complex="12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cm" fo:margin-bottom="0.083cm" style:contextual-spacing="false" fo:line-height="100%" fo:text-align="start" style:justify-single-word="false" fo:orphans="2" fo:widows="2" fo:hyphenation-ladder-count="no-limit" style:register-true="true">
        <style:tab-stops/>
      </style:paragraph-properties>
      <style:text-properties fo:font-size="12pt" officeooo:rsid="000c25b1" officeooo:paragraph-rsid="000d72bc" style:font-name-asian="宋体" style:font-size-asian="12pt" style:font-size-complex="12pt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cm" fo:margin-bottom="0.083cm" style:contextual-spacing="false" fo:line-height="100%" fo:text-align="start" style:justify-single-word="false" fo:orphans="2" fo:widows="2" fo:hyphenation-ladder-count="no-limit" style:register-true="true">
        <style:tab-stops/>
      </style:paragraph-properties>
      <style:text-properties fo:font-size="12pt" officeooo:rsid="000c25b1" officeooo:paragraph-rsid="000ef21e" style:font-name-asian="宋体" style:font-size-asian="12pt" style:font-size-complex="12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cm" fo:margin-bottom="0.083cm" style:contextual-spacing="false" fo:line-height="100%" fo:text-align="start" style:justify-single-word="false" fo:orphans="2" fo:widows="2" fo:hyphenation-ladder-count="no-limit" style:register-true="true">
        <style:tab-stops/>
      </style:paragraph-properties>
      <style:text-properties fo:font-size="12pt" officeooo:rsid="000c25b1" officeooo:paragraph-rsid="00126ea6" style:font-name-asian="宋体" style:font-size-asian="12pt" style:font-size-complex="12pt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cm" fo:margin-bottom="0.083cm" style:contextual-spacing="false" fo:line-height="100%" fo:text-align="start" style:justify-single-word="false" fo:orphans="2" fo:widows="2" fo:hyphenation-ladder-count="no-limit" style:register-true="true">
        <style:tab-stops/>
      </style:paragraph-properties>
      <style:text-properties fo:font-size="12pt" officeooo:rsid="000c25b1" officeooo:paragraph-rsid="00177192" style:font-name-asian="宋体" style:font-size-asian="12pt" style:font-size-complex="12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cm" fo:margin-bottom="0.083cm" style:contextual-spacing="false" fo:line-height="100%" fo:text-align="start" style:justify-single-word="false" fo:orphans="2" fo:widows="2" fo:hyphenation-ladder-count="no-limit" style:register-true="true">
        <style:tab-stops/>
      </style:paragraph-properties>
      <style:text-properties fo:font-size="12pt" officeooo:rsid="000c25b1" officeooo:paragraph-rsid="001e16f2" style:font-name-asian="宋体" style:font-size-asian="12pt" style:font-size-complex="12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cm" fo:margin-bottom="0.083cm" style:contextual-spacing="false" fo:line-height="100%" fo:text-align="start" style:justify-single-word="false" fo:orphans="2" fo:widows="2" fo:hyphenation-ladder-count="no-limit" style:register-true="true">
        <style:tab-stops/>
      </style:paragraph-properties>
      <style:text-properties fo:font-size="12pt" officeooo:rsid="000c25b1" officeooo:paragraph-rsid="001c4453" style:font-name-asian="宋体" style:font-size-asian="12pt" style:font-size-complex="12pt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cm" fo:margin-bottom="0.083cm" style:contextual-spacing="false" fo:line-height="100%" fo:text-align="center" style:justify-single-word="false" fo:orphans="2" fo:widows="2" fo:hyphenation-ladder-count="no-limit" style:register-true="true">
        <style:tab-stops/>
      </style:paragraph-properties>
      <style:text-properties fo:font-size="12pt" officeooo:rsid="000c25b1" officeooo:paragraph-rsid="00177192" style:font-name-asian="宋体" style:font-size-asian="12pt" style:font-size-complex="12pt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cm" fo:margin-bottom="0.083cm" style:contextual-spacing="false" fo:line-height="100%" fo:text-align="start" style:justify-single-word="false" fo:orphans="2" fo:widows="2" fo:hyphenation-ladder-count="no-limit"/>
      <style:text-properties officeooo:paragraph-rsid="000c25b1" fo:hyphenate="false" fo:hyphenation-remain-char-count="2" fo:hyphenation-push-char-count="2" loext:hyphenation-no-caps="false"/>
    </style:style>
    <style:style style:name="P13" style:family="paragraph" style:parent-style-name="Table_20_Contents">
      <style:paragraph-properties fo:margin-top="0cm" fo:margin-bottom="0.08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cm" fo:margin-bottom="0.08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de07" officeooo:paragraph-rsid="0018de07" style:font-name-asian="宋体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none" draw:fill-color="#ffffff"/>
      <style:paragraph-properties style:writing-mode="lr-tb"/>
      <style:text-properties style:font-name="Courier New" fo:font-size="10.5pt" style:font-size-asian="10.5pt" style:font-size-complex="10.5pt"/>
    </style:style>
    <style:style style:name="T1" style:family="text">
      <style:text-properties style:font-name="Liberation Serif" fo:font-size="14pt" style:font-name-asian="宋体1" style:font-size-asian="14pt" style:font-size-complex="14pt" style:font-weight-complex="bold"/>
    </style:style>
    <style:style style:name="T2" style:family="text">
      <style:text-properties style:font-name="Liberation Serif" fo:font-size="14pt" fo:font-style="normal" style:font-name-asian="宋体1" style:font-size-asian="14pt" style:font-style-asian="normal" style:font-size-complex="14pt" style:font-weight-complex="bold"/>
    </style:style>
    <style:style style:name="T3" style:family="text">
      <style:text-properties style:font-name="Liberation Serif" fo:font-size="14pt" fo:font-style="normal" officeooo:rsid="000d72bc" style:font-name-asian="宋体1" style:font-size-asian="14pt" style:font-style-asian="normal" style:font-size-complex="14pt" style:font-weight-complex="bold"/>
    </style:style>
    <style:style style:name="T4" style:family="text">
      <style:text-properties style:font-name="Liberation Serif" fo:font-size="14pt" fo:font-style="normal" fo:font-weight="bold" officeooo:rsid="00177192" style:font-name-asian="宋体1" style:font-size-asian="14pt" style:font-style-asian="normal" style:font-weight-asian="bold" style:font-size-complex="14pt" style:font-weight-complex="bold"/>
    </style:style>
    <style:style style:name="T5" style:family="text">
      <style:text-properties style:font-name="Liberation Serif" fo:font-size="12pt" fo:font-style="normal" fo:font-weight="normal" officeooo:rsid="0086defe" style:font-name-asian="宋体1" style:font-size-asian="12pt" style:font-style-asian="normal" style:font-weight-asian="normal" style:font-size-complex="12pt" style:font-weight-complex="bold"/>
    </style:style>
    <style:style style:name="T6" style:family="text">
      <style:text-properties style:font-name="Liberation Serif" fo:font-size="12pt" fo:font-style="normal" fo:font-weight="normal" officeooo:rsid="0087fcae" style:font-name-asian="宋体1" style:font-size-asian="12pt" style:font-style-asian="normal" style:font-weight-asian="normal" style:font-size-complex="12pt" style:font-weight-complex="bold"/>
    </style:style>
    <style:style style:name="T7" style:family="text">
      <style:text-properties style:font-name="Liberation Serif" fo:font-size="12pt" fo:font-style="normal" fo:font-weight="normal" officeooo:rsid="000c25b1" style:font-name-asian="宋体1" style:font-size-asian="12pt" style:font-style-asian="normal" style:font-weight-asian="normal" style:font-size-complex="12pt" style:font-weight-complex="bold"/>
    </style:style>
    <style:style style:name="T8" style:family="text">
      <style:text-properties style:font-name="Liberation Serif" fo:font-size="12pt" fo:font-style="italic" fo:font-weight="normal" officeooo:rsid="000c25b1" style:font-name-asian="宋体1" style:font-size-asian="12pt" style:font-style-asian="italic" style:font-weight-asian="normal" style:font-size-complex="12pt" style:font-style-complex="italic" style:font-weight-complex="bold"/>
    </style:style>
    <style:style style:name="T9" style:family="text">
      <style:text-properties style:font-name="Liberation Serif" fo:font-style="normal" fo:font-weight="normal" officeooo:rsid="0086defe" style:font-name-asian="宋体1" style:font-style-asian="normal" style:font-weight-asian="normal" style:font-weight-complex="bold"/>
    </style:style>
    <style:style style:name="T10" style:family="text">
      <style:text-properties style:font-name="Liberation Serif" fo:font-style="normal" fo:font-weight="normal" officeooo:rsid="0087fcae" style:font-name-asian="宋体1" style:font-style-asian="normal" style:font-weight-asian="normal" style:font-weight-complex="bold"/>
    </style:style>
    <style:style style:name="T11" style:family="text">
      <style:text-properties style:font-name="Liberation Serif" fo:font-style="normal" fo:font-weight="normal" officeooo:rsid="000ef21e" style:font-name-asian="宋体1" style:font-style-asian="normal" style:font-weight-asian="normal" style:font-weight-complex="bold"/>
    </style:style>
    <style:style style:name="T12" style:family="text">
      <style:text-properties style:font-name="Liberation Serif" fo:font-style="normal" fo:font-weight="normal" officeooo:rsid="001a7500" style:font-name-asian="宋体1" style:font-style-asian="normal" style:font-weight-asian="normal" style:font-weight-complex="bold"/>
    </style:style>
    <style:style style:name="T13" style:family="text">
      <style:text-properties style:font-name="Liberation Serif" fo:font-style="normal" fo:font-weight="normal" officeooo:rsid="0087fcae" style:font-name-asian="宋体1" style:font-style-asian="normal" style:font-weight-asian="normal" style:font-style-complex="normal" style:font-weight-complex="bold"/>
    </style:style>
    <style:style style:name="T14" style:family="text">
      <style:text-properties style:font-name="Liberation Serif" fo:font-style="normal" fo:font-weight="normal" officeooo:rsid="000ef21e" style:font-name-asian="宋体1" style:font-style-asian="normal" style:font-weight-asian="normal" style:font-style-complex="normal" style:font-weight-complex="bold"/>
    </style:style>
    <style:style style:name="T15" style:family="text">
      <style:text-properties style:font-name="Liberation Serif" fo:font-style="normal" fo:font-weight="normal" officeooo:rsid="001e16f2" style:font-name-asian="宋体1" style:font-style-asian="normal" style:font-weight-asian="normal" style:font-style-complex="normal" style:font-weight-complex="bold"/>
    </style:style>
    <style:style style:name="T16" style:family="text">
      <style:text-properties style:text-position="sub 58%" style:font-name="Liberation Serif" fo:font-style="normal" fo:font-weight="normal" officeooo:rsid="000ef21e" style:font-name-asian="宋体1" style:font-style-asian="normal" style:font-weight-asian="normal" style:font-style-complex="normal" style:font-weight-complex="bold"/>
    </style:style>
    <style:style style:name="T17" style:family="text">
      <style:text-properties style:text-position="sub 58%" style:font-name="Liberation Serif" fo:font-style="normal" fo:font-weight="normal" officeooo:rsid="00126ea6" style:font-name-asian="宋体1" style:font-style-asian="normal" style:font-weight-asian="normal" style:font-style-complex="normal" style:font-weight-complex="bold"/>
    </style:style>
    <style:style style:name="T18" style:family="text">
      <style:text-properties style:text-position="sub 58%" style:font-name="Liberation Serif" fo:font-style="normal" fo:font-weight="normal" officeooo:rsid="0014aab9" style:font-name-asian="宋体1" style:font-style-asian="normal" style:font-weight-asian="normal" style:font-style-complex="normal" style:font-weight-complex="bold"/>
    </style:style>
    <style:style style:name="T19" style:family="text">
      <style:text-properties style:text-position="0% 100%" style:font-name="Liberation Serif" fo:font-style="normal" fo:font-weight="normal" officeooo:rsid="000ef21e" style:font-name-asian="宋体1" style:font-style-asian="normal" style:font-weight-asian="normal" style:font-style-complex="normal" style:font-weight-complex="bold"/>
    </style:style>
    <style:style style:name="T20" style:family="text">
      <style:text-properties style:text-position="0% 100%" style:font-name="Liberation Serif" fo:font-style="normal" fo:font-weight="normal" officeooo:rsid="0087fcae" style:font-name-asian="宋体1" style:font-style-asian="normal" style:font-weight-asian="normal" style:font-style-complex="normal" style:font-weight-complex="bold"/>
    </style:style>
    <style:style style:name="T21" style:family="text">
      <style:text-properties style:text-position="0% 100%" style:font-name="Liberation Serif" fo:font-style="normal" fo:font-weight="normal" officeooo:rsid="0011a483" style:font-name-asian="宋体1" style:font-style-asian="normal" style:font-weight-asian="normal" style:font-style-complex="normal" style:font-weight-complex="bold"/>
    </style:style>
    <style:style style:name="T22" style:family="text">
      <style:text-properties style:text-position="0% 100%" style:font-name="Liberation Serif" fo:font-style="normal" fo:font-weight="normal" officeooo:rsid="00126ea6" style:font-name-asian="宋体1" style:font-style-asian="normal" style:font-weight-asian="normal" style:font-style-complex="normal" style:font-weight-complex="bold"/>
    </style:style>
    <style:style style:name="T23" style:family="text">
      <style:text-properties style:text-position="0% 100%" style:font-name="Liberation Serif" fo:font-style="normal" fo:font-weight="normal" officeooo:rsid="0014aab9" style:font-name-asian="宋体1" style:font-style-asian="normal" style:font-weight-asian="normal" style:font-style-complex="normal" style:font-weight-complex="bold"/>
    </style:style>
    <style:style style:name="T24" style:family="text">
      <style:text-properties style:text-position="0% 100%" style:font-name="Liberation Serif" fo:font-style="normal" fo:font-weight="normal" officeooo:rsid="0016d0ad" style:font-name-asian="宋体1" style:font-style-asian="normal" style:font-weight-asian="normal" style:font-style-complex="normal" style:font-weight-complex="bold"/>
    </style:style>
    <style:style style:name="T25" style:family="text">
      <style:text-properties style:text-position="super 58%"/>
    </style:style>
    <style:style style:name="T26" style:family="text">
      <style:text-properties style:font-name="Courier New" fo:font-size="10.5pt" style:font-size-asian="10.5pt" style:font-size-complex="10.5pt"/>
    </style:style>
    <style:style style:name="fr1" style:family="graphic" style:parent-style-name="Formula">
      <style:graphic-properties style:run-through="foreground" style:wrap="none" style:vertical-pos="from-top" style:vertical-rel="paragraph" style:horizontal-pos="center" style:horizontal-rel="paragraph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run-through="foreground" style:wrap="none" style:vertical-pos="from-top" style:vertical-rel="paragraph" style:horizontal-pos="center" style:horizontal-rel="paragraph-content" draw:ole-draw-aspect="1"/>
    </style:style>
    <style:style style:name="gr1" style:family="graphic">
      <style:graphic-properties svg:stroke-color="#ffffff" draw:fill="solid" draw:fill-color="#ffffff" draw:textarea-horizontal-align="justify" draw:textarea-vertical-align="middle" draw:auto-grow-height="false" fo:min-height="2.187cm" fo:min-width="0.5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ffff" draw:fill="solid" draw:fill-color="#ffffff" draw:textarea-horizontal-align="justify" draw:textarea-vertical-align="middle" draw:auto-grow-height="false" fo:min-height="2.628cm" fo:min-width="0.5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35cm" svg:stroke-color="#000000" draw:marker-start-width="0.406cm" draw:marker-end-width="0.406cm" svg:stroke-opacity="100%" draw:fill="none" draw:fill-color="#ffffff" fo:min-height="19.82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《数值分析》实验考核报告</text:p>
      <text:p text:style-name="P3">211240021 田铭扬</text:p>
      <text:p text:style-name="P4"><text:span text:style-name="Strong_20_Emphasis"><text:span text:style-name="T1">§1 问题</text:span></text:span></text:p>
      <text:p text:style-name="P12"><draw:frame draw:style-name="fr3" draw:name="对象1" text:anchor-type="paragraph" svg:y="0.598cm" svg:width="7.631cm" svg:height="2.286cm" draw:z-index="0"><draw:object xlink:href="./Object 1" xlink:type="simple" xlink:show="embed" xlink:actuate="onLoad"/><draw:image xlink:href="./ObjectReplacements/Object 1" xlink:type="simple" xlink:show="embed" xlink:actuate="onLoad"/></draw:frame><draw:custom-shape text:anchor-type="paragraph" draw:z-index="6" draw:name="形状2" draw:style-name="gr2" draw:text-style-name="P15" svg:width="0.548cm" svg:height="2.629cm" svg:x="12.002cm" svg:y="0.377cm"><text:p/><draw:enhanced-geometry svg:viewBox="0 0 21600 21600" draw:type="rectangle" draw:enhanced-path="M 0 0 L 21600 0 21600 21600 0 21600 0 0 Z N"/></draw:custom-shape><text:span text:style-name="Strong_20_Emphasis"><text:span text:style-name="T5"><text:tab/></text:span></text:span><text:span text:style-name="Strong_20_Emphasis"><text:span text:style-name="T6">应用经典的四阶</text:span></text:span><text:span text:style-name="Strong_20_Emphasis"><text:span text:style-name="T7">Runge-Kutta方法求解如下问题：<text:line-break/>该问题的真解为</text:span></text:span><text:span text:style-name="Strong_20_Emphasis"><text:span text:style-name="T7"><draw:frame draw:style-name="fr2" draw:name="对象2" text:anchor-type="as-char" svg:y="-0.619cm" svg:width="4.272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Strong_20_Emphasis"><text:span text:style-name="T7">分别取步长</text:span></text:span><text:span text:style-name="Strong_20_Emphasis"><text:span text:style-name="T8">h</text:span></text:span><text:span text:style-name="Strong_20_Emphasis"><text:span text:style-name="T7">=1/200,1/100,1/50,1/25,1/10,1/5,1/4进行计算，并根据结果给出误差收敛阶，对计算结果进行分析。</text:span></text:span></text:p>
      <text:p text:style-name="P5"/>
      <text:p text:style-name="P5"><text:span text:style-name="Strong_20_Emphasis"><text:span text:style-name="T2">§</text:span></text:span><text:span text:style-name="Strong_20_Emphasis"><text:span text:style-name="T3">2 算法实现</text:span></text:span></text:p>
      <text:p text:style-name="P6"><draw:frame draw:style-name="fr1" draw:name="对象3" text:anchor-type="paragraph" svg:y="1.598cm" svg:width="10.067cm" svg:height="1.773cm" draw:z-index="2"><draw:object xlink:href="./Object 3" xlink:type="simple" xlink:show="embed" xlink:actuate="onLoad"/><draw:image xlink:href="./ObjectReplacements/Object 3" xlink:type="simple" xlink:show="embed" xlink:actuate="onLoad"/><svg:desc>公式</svg:desc></draw:frame><draw:custom-shape text:anchor-type="paragraph" draw:z-index="7" draw:name="形状2_0" draw:style-name="gr1" draw:text-style-name="P15" svg:width="0.548cm" svg:height="2.188cm" svg:x="13.166cm" svg:y="1.362cm"><text:p/><draw:enhanced-geometry svg:viewBox="0 0 21600 21600" draw:type="rectangle" draw:enhanced-path="M 0 0 L 21600 0 21600 21600 0 21600 0 0 Z N"/></draw:custom-shape><text:span text:style-name="Strong_20_Emphasis"><text:span text:style-name="T9"><text:tab/></text:span></text:span><text:span text:style-name="Strong_20_Emphasis"><text:span text:style-name="T10">由于题目中已给出真解，故可以根据真解求出 </text:span></text:span><text:span text:style-name="Strong_20_Emphasis"><text:span text:style-name="T13">y'</text:span></text:span><text:span text:style-name="Strong_20_Emphasis"><text:span text:style-name="T14">(1) = 2</text:span></text:span><text:span text:style-name="Strong_20_Emphasis"><text:span text:style-name="T11">，计算相应的二阶常微分方程初值问题，并将计算得到的</text:span></text:span><text:span text:style-name="Strong_20_Emphasis"><text:span text:style-name="T13">y</text:span></text:span><text:span text:style-name="Strong_20_Emphasis"><text:span text:style-name="T14">(2) 近似值与真值4+ln4进行比较。进一步，若要解此二阶ODE，我们可以将其转化为如下的二元初值问题：<text:line-break/>只要利用数值方法得到y</text:span></text:span><text:span text:style-name="Strong_20_Emphasis"><text:span text:style-name="T16">1</text:span></text:span><text:span text:style-name="Strong_20_Emphasis"><text:span text:style-name="T19">(2)的值即可。</text:span></text:span></text:p>
      <text:p text:style-name="P6"><text:span text:style-name="Strong_20_Emphasis"><text:span text:style-name="T19"><text:tab/>在算法的实现上，选择使用C++语言进行。C++中有pair类型变量（定义在utility头文件中），正好能满足我们的需要：只需将经典四阶Runge-Kutta实现中的相关变量（y, k1, k2, k3, k4）均换为pair&lt;double,double&gt;类型，并相应构造的数乘、加法运算即可。</text:span></text:span></text:p>
      <text:p text:style-name="P7"><draw:frame draw:style-name="fr1" draw:name="对象4" text:anchor-type="paragraph" svg:y="1.199cm" svg:width="11.123cm" svg:height="1.058cm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1" draw:name="对象5" text:anchor-type="paragraph" svg:y="2.796cm" svg:width="6.77cm" svg:height="1.141cm" draw:z-index="4"><draw:object xlink:href="./Object 5" xlink:type="simple" xlink:show="embed" xlink:actuate="onLoad"/><draw:image xlink:href="./ObjectReplacements/Object 5" xlink:type="simple" xlink:show="embed" xlink:actuate="onLoad"/><svg:desc>公式</svg:desc></draw:frame><text:span text:style-name="Strong_20_Emphasis"><text:span text:style-name="T19"><text:tab/>此外，题目还要求给出误差收敛阶的后验估计。设此方法局部收敛阶为</text:span></text:span><text:span text:style-name="Strong_20_Emphasis"><text:span text:style-name="T21">q，</text:span></text:span><text:span text:style-name="Strong_20_Emphasis"><text:span text:style-name="T22">且在</text:span></text:span><text:span text:style-name="Strong_20_Emphasis"><text:span text:style-name="T19">步长为</text:span></text:span><text:span text:style-name="Strong_20_Emphasis"><text:span text:style-name="T22">1/N时，</text:span></text:span><text:span text:style-name="Strong_20_Emphasis"><text:span text:style-name="T20">y</text:span></text:span><text:span text:style-name="Strong_20_Emphasis"><text:span text:style-name="T19">(2) 近似值为y</text:span></text:span><text:span text:style-name="Strong_20_Emphasis"><text:span text:style-name="T17">N</text:span></text:span><text:span text:style-name="Strong_20_Emphasis"><text:span text:style-name="T22">，</text:span></text:span><text:span text:style-name="Strong_20_Emphasis"><text:span text:style-name="T21">误差为ε</text:span></text:span><text:span text:style-name="Strong_20_Emphasis"><text:span text:style-name="T17">N</text:span></text:span><text:span text:style-name="Strong_20_Emphasis"><text:span text:style-name="T22">，则有：<text:line-break/>其中</text:span></text:span><text:span text:style-name="Strong_20_Emphasis"><text:span text:style-name="T23">C只与微分方程本身有关。进而，对于不同的步长1/N</text:span></text:span><text:span text:style-name="Strong_20_Emphasis"><text:span text:style-name="T18">1</text:span></text:span><text:span text:style-name="Strong_20_Emphasis"><text:span text:style-name="T23">与1/N</text:span></text:span><text:span text:style-name="Strong_20_Emphasis"><text:span text:style-name="T18">2</text:span></text:span><text:span text:style-name="Strong_20_Emphasis"><text:span text:style-name="T23">，我们有：<text:line-break/></text:span></text:span><text:span text:style-name="Strong_20_Emphasis"><text:span text:style-name="T24">对于题目中给出的7种步长，观察由每相邻两种计算出的q值，即可给出对收敛阶的估计。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§</text:span></text:span><text:span text:style-name="Strong_20_Emphasis"><text:span text:style-name="T4">3</text:span></text:span><text:span text:style-name="Strong_20_Emphasis"><text:span text:style-name="T3"> 结果、分析与结论</text:span></text:span></text:p>
      <table:table table:name="表格1" table:style-name="表格1" table:template-name="Default Style">
        <table:table-column table:style-name="表格1.A" table:number-columns-repeated="7"/>
        <table:table-column table:style-name="表格1.H"/>
        <table:table-row table:style-name="TableLine1863551496976">
          <table:table-cell table:style-name="表格1.A1" office:value-type="string">
            <text:p text:style-name="P13">步长</text:p>
          </table:table-cell>
          <table:table-cell table:style-name="表格1.A1" office:value-type="string">
            <text:p text:style-name="P14">1/4</text:p>
          </table:table-cell>
          <table:table-cell table:style-name="表格1.A1" office:value-type="string">
            <text:p text:style-name="P14">1/5</text:p>
          </table:table-cell>
          <table:table-cell table:style-name="表格1.A1" office:value-type="string">
            <text:p text:style-name="P14">1/10</text:p>
          </table:table-cell>
          <table:table-cell table:style-name="表格1.A1" office:value-type="string">
            <text:p text:style-name="P14">1/25</text:p>
          </table:table-cell>
          <table:table-cell table:style-name="表格1.A1" office:value-type="string">
            <text:p text:style-name="P14">1/50</text:p>
          </table:table-cell>
          <table:table-cell table:style-name="表格1.A1" office:value-type="string">
            <text:p text:style-name="P14">1/100</text:p>
          </table:table-cell>
          <table:table-cell table:style-name="表格1.H1" office:value-type="string">
            <text:p text:style-name="P14">1/200</text:p>
          </table:table-cell>
        </table:table-row>
        <table:table-row table:style-name="表格1.2">
          <table:table-cell table:style-name="表格1.A2" office:value-type="string">
            <text:p text:style-name="P14">绝对误差</text:p>
          </table:table-cell>
          <table:table-cell table:style-name="表格1.A2" office:value-type="string">
            <text:p text:style-name="P14">-1.12×10<text:span text:style-name="T25">-3</text:span></text:p>
          </table:table-cell>
          <table:table-cell table:style-name="表格1.A2" office:value-type="string">
            <text:p text:style-name="P14">-4.89×10<text:span text:style-name="T25">-4</text:span></text:p>
          </table:table-cell>
          <table:table-cell table:style-name="表格1.A2" office:value-type="string">
            <text:p text:style-name="P14">-3.48×10<text:span text:style-name="T25">-5</text:span></text:p>
          </table:table-cell>
          <table:table-cell table:style-name="表格1.A2" office:value-type="string">
            <text:p text:style-name="P14">-9.64×10<text:span text:style-name="T25">-7</text:span></text:p>
          </table:table-cell>
          <table:table-cell table:style-name="表格1.A2" office:value-type="string">
            <text:p text:style-name="P14">-6.20×10<text:span text:style-name="T25">-8</text:span></text:p>
          </table:table-cell>
          <table:table-cell table:style-name="表格1.A2" office:value-type="string">
            <text:p text:style-name="P14">-3.92×10<text:span text:style-name="T25">-9</text:span></text:p>
          </table:table-cell>
          <table:table-cell table:style-name="表格1.H2" office:value-type="string">
            <text:p text:style-name="P14">-2.47×10<text:span text:style-name="T25">-10</text:span></text:p>
          </table:table-cell>
        </table:table-row>
        <table:table-row table:style-name="TableLine1863632794688">
          <table:table-cell table:style-name="表格1.A2" office:value-type="string">
            <text:p text:style-name="P14">相对误差</text:p>
          </table:table-cell>
          <table:table-cell table:style-name="表格1.A2" office:value-type="string">
            <text:p text:style-name="P14">1.66×10<text:span text:style-name="T25">-4</text:span></text:p>
          </table:table-cell>
          <table:table-cell table:style-name="表格1.A2" office:value-type="string">
            <text:p text:style-name="P14">7.22×10<text:span text:style-name="T25">-5</text:span></text:p>
          </table:table-cell>
          <table:table-cell table:style-name="表格1.A2" office:value-type="string">
            <text:p text:style-name="P14">5.13×10<text:span text:style-name="T25">-6</text:span></text:p>
          </table:table-cell>
          <table:table-cell table:style-name="表格1.A2" office:value-type="string">
            <text:p text:style-name="P14">1.42×10<text:span text:style-name="T25">-7</text:span></text:p>
          </table:table-cell>
          <table:table-cell table:style-name="表格1.A2" office:value-type="string">
            <text:p text:style-name="P14">9.14×10<text:span text:style-name="T25">-9</text:span></text:p>
          </table:table-cell>
          <table:table-cell table:style-name="表格1.A2" office:value-type="string">
            <text:p text:style-name="P14">5.79×10<text:span text:style-name="T25">-10</text:span></text:p>
          </table:table-cell>
          <table:table-cell table:style-name="表格1.H2" office:value-type="string">
            <text:p text:style-name="P14">3.64×10<text:span text:style-name="T25">-11</text:span></text:p>
          </table:table-cell>
        </table:table-row>
        <table:table-row table:style-name="TableLine1863632797952">
          <table:table-cell table:style-name="表格1.A2" office:value-type="string">
            <text:p text:style-name="P13">收敛阶</text:p>
          </table:table-cell>
          <table:table-cell table:style-name="表格1.A2" office:value-type="string">
            <text:p text:style-name="P13"/>
          </table:table-cell>
          <table:table-cell table:style-name="表格1.A2" office:value-type="string">
            <text:p text:style-name="P14">3.72</text:p>
          </table:table-cell>
          <table:table-cell table:style-name="表格1.A2" office:value-type="string">
            <text:p text:style-name="P14">3.81</text:p>
          </table:table-cell>
          <table:table-cell table:style-name="表格1.A2" office:value-type="string">
            <text:p text:style-name="P14">3.91</text:p>
          </table:table-cell>
          <table:table-cell table:style-name="表格1.A2" office:value-type="string">
            <text:p text:style-name="P14">3.96</text:p>
          </table:table-cell>
          <table:table-cell table:style-name="表格1.A2" office:value-type="string">
            <text:p text:style-name="P14">3.98</text:p>
          </table:table-cell>
          <table:table-cell table:style-name="表格1.H2" office:value-type="string">
            <text:p text:style-name="P14">3.99</text:p>
          </table:table-cell>
        </table:table-row>
      </table:table>
      <text:p text:style-name="P11"><text:span text:style-name="Strong_20_Emphasis"><text:span text:style-name="T10">表</text:span></text:span><text:span text:style-name="Strong_20_Emphasis"><text:span text:style-name="T12">1 运行结果</text:span></text:span></text:p>
      <text:p text:style-name="P9"><text:span text:style-name="Strong_20_Emphasis"><text:span text:style-name="T9"><text:tab/></text:span></text:span><text:span text:style-name="Strong_20_Emphasis"><text:span text:style-name="T14">运行结果如上表。从表格中我们可以看到，经典的四阶</text:span></text:span><text:span text:style-name="Strong_20_Emphasis"><text:span text:style-name="T15">Runge-Kuta方法在解决上述问题的表现较好。当步长较小时，能够表现出4阶收敛性，这与理论是一致的。</text:span></text:span></text:p>
      <text:p text:style-name="P9"><text:span text:style-name="Strong_20_Emphasis"><text:span text:style-name="T9"><text:tab/></text:span></text:span><text:span text:style-name="Strong_20_Emphasis"><text:span text:style-name="T15">上述方法是建立在题目已给出真解的基础上的。若是题目没给出真解，对于这一常微分方程边值问题，我们应当考虑“打靶”法：即假设初值</text:span></text:span><text:span text:style-name="Strong_20_Emphasis"><text:span text:style-name="T13">y'</text:span></text:span><text:span text:style-name="Strong_20_Emphasis"><text:span text:style-name="T14">(1)，使用“某种”数值方法计算得</text:span></text:span><text:soft-page-break/><text:span text:style-name="Strong_20_Emphasis"><text:span text:style-name="T14">到</text:span></text:span><text:span text:style-name="Strong_20_Emphasis"><text:span text:style-name="T15">y(2)的值，然后通过和题目中边值4+4ln2的比较，改变</text:span></text:span><text:span text:style-name="Strong_20_Emphasis"><text:span text:style-name="T13">y'</text:span></text:span><text:span text:style-name="Strong_20_Emphasis"><text:span text:style-name="T14">(1)的值重新计算，如此迭代计算，直到得到原边值问题的数值解。这是教材后面的内容。</text:span></text:span></text:p>
      <text:p text:style-name="P9"><text:span text:style-name="Strong_20_Emphasis"><text:span text:style-name="T14"><text:tab/>而本次实验的结果表明们，经典的四阶</text:span></text:span><text:span text:style-name="Strong_20_Emphasis"><text:span text:style-name="T15">Runge-Kuta方法可以很好地解决二元常微分方程组初值问题，因而能够胜任上一段提到的“某种”方法，用来解决二阶边值问题。</text:span></text:span></text:p>
      <text:p text:style-name="P10"><text:span text:style-name="Strong_20_Emphasis"><text:span text:style-name="T3"/></text:span></text:p>
      <text:p text:style-name="P1"><text:span text:style-name="Strong_20_Emphasis"><text:span text:style-name="T3">附录一 完整代码</text:span></text:span></text:p>
      <text:p text:style-name="P1"><draw:frame text:anchor-type="paragraph" draw:z-index="5" draw:name="形状1" draw:style-name="gr3" draw:text-style-name="P16" svg:width="16.934cm" svg:height="19.857cm" svg:x="0.034cm" svg:y="0.175cm"><draw:text-box><text:p><text:span text:style-name="T26">#include &lt;cstdio&gt;</text:span></text:p><text:p><text:span text:style-name="T26">#include &lt;cmath&gt;</text:span></text:p><text:p><text:span text:style-name="T26">#include &lt;utility&gt;</text:span></text:p><text:p><text:span text:style-name="T26">#define M(a,b) make_pair(a,b)</text:span></text:p><text:p><text:span text:style-name="T26">#define PDD pair&lt;double,double&gt;</text:span></text:p><text:p><text:span text:style-name="T26">using namespace std;</text:span></text:p><text:p><text:span text:style-name="T26">PDD func(double _x,PDD _y){</text:span></text:p><text:p><text:span text:style-name="T26"><text:tab/></text:span><text:span text:style-name="T26">double _y2=6*_y.first/_x/_x-2*_y.second/_x+5-_x*(6-7*_x);</text:span></text:p><text:p><text:span text:style-name="T26"><text:tab/></text:span><text:span text:style-name="T26">return M(_y.second,_y2);</text:span></text:p><text:p><text:span text:style-name="T26">}</text:span></text:p><text:p><text:span text:style-name="T26">PDD sum(PDD _a, PDD _b){</text:span></text:p><text:p><text:span text:style-name="T26"><text:tab/></text:span><text:span text:style-name="T26">return M(_a.first+_b.first,_a.second+_b.second);</text:span></text:p><text:p><text:span text:style-name="T26">}</text:span></text:p><text:p><text:span text:style-name="T26">PDD mul(double _a, PDD _b){</text:span></text:p><text:p><text:span text:style-name="T26"><text:tab/></text:span><text:span text:style-name="T26">return M(_a*_b.first,_a*_b.second);</text:span></text:p><text:p><text:span text:style-name="T26">}</text:span></text:p><text:p><text:span text:style-name="T26">PDD integ_R(int _N,double _s,double _e,PDD _0){</text:span></text:p><text:p><text:span text:style-name="T26"><text:tab/></text:span><text:span text:style-name="T26">PDD _y=_0,_k1,_k2,_k3,_k4;</text:span></text:p><text:p><text:span text:style-name="T26"><text:tab/></text:span><text:span text:style-name="T26">double _h=(_e-_s)/_N,_t=_s;</text:span></text:p><text:p><text:span text:style-name="T26"><text:tab/></text:span><text:span text:style-name="T26">double _h2=_h/2,_h6=_h/6;</text:span></text:p><text:p><text:span text:style-name="T26"><text:tab/></text:span><text:span text:style-name="T26">for(int i=0;i&lt;_N;i++){</text:span></text:p><text:p><text:span text:style-name="T26"><text:tab/></text:span><text:span text:style-name="T26"><text:tab/></text:span><text:span text:style-name="T26">_k1=func(_t,_y);</text:span></text:p><text:p><text:span text:style-name="T26"><text:tab/></text:span><text:span text:style-name="T26"><text:tab/></text:span><text:span text:style-name="T26">_k2=func(_t+_h2,sum(_y,mul(_h2,_k1)));</text:span></text:p><text:p><text:span text:style-name="T26"><text:tab/></text:span><text:span text:style-name="T26"><text:tab/></text:span><text:span text:style-name="T26">_k3=func(_t+_h2,sum(_y,mul(_h2,_k2)));</text:span></text:p><text:p><text:span text:style-name="T26"><text:tab/></text:span><text:span text:style-name="T26"><text:tab/></text:span><text:span text:style-name="T26">_t+=_h;</text:span></text:p><text:p><text:span text:style-name="T26"><text:tab/></text:span><text:span text:style-name="T26"><text:tab/></text:span><text:span text:style-name="T26">_k4=func(_t,sum(_y,mul(_h,_k3)));</text:span></text:p><text:p><text:span text:style-name="T26"><text:tab/></text:span><text:span text:style-name="T26"><text:tab/></text:span><text:span text:style-name="T26">_y=sum(mul(_h6,(sum(sum(_k1,mul(2,_k2)),sum(mul(2,_k3),_k4)))),_y);</text:span></text:p><text:p><text:span text:style-name="T26"><text:tab/></text:span><text:span text:style-name="T26">}</text:span></text:p><text:p><text:span text:style-name="T26"><text:tab/></text:span><text:span text:style-name="T26">return _y;</text:span></text:p><text:p><text:span text:style-name="T26">}</text:span></text:p><text:p><text:span text:style-name="T26">int main() {</text:span></text:p><text:p><text:span text:style-name="T26"><text:tab/></text:span><text:span text:style-name="T26">double Real=4+4*log(2),_r,e[7];</text:span></text:p><text:p><text:span text:style-name="T26"><text:tab/></text:span><text:span text:style-name="T26">int N[7]={4,5,10,25,50,100,200};</text:span></text:p><text:p><text:span text:style-name="T26"><text:tab/></text:span><text:span text:style-name="T26">for(int i=0;i&lt;7;i++){</text:span></text:p><text:p><text:span text:style-name="T26"><text:tab/></text:span><text:span text:style-name="T26"><text:tab/></text:span><text:span text:style-name="T26">_r=integ_R(N[i],1,2,M(0.5,2)).first;</text:span></text:p><text:p><text:span text:style-name="T26"><text:tab/></text:span><text:span text:style-name="T26"><text:tab/></text:span><text:span text:style-name="T26">e[i]=_r-Real;</text:span></text:p><text:p><text:span text:style-name="T26"><text:tab/></text:span><text:span text:style-name="T26"><text:tab/></text:span><text:span text:style-name="T26">printf("Stepsize=1/%d\n",N[i]);</text:span></text:p><text:p><text:span text:style-name="T26"><text:tab/></text:span><text:span text:style-name="T26"><text:tab/></text:span><text:span text:style-name="T26">printf("Result:%.15f\n",_r);</text:span></text:p><text:p><text:span text:style-name="T26"><text:tab/></text:span><text:span text:style-name="T26"><text:tab/></text:span><text:span text:style-name="T26">printf("AError:%.15f\n",e[i]);</text:span></text:p><text:p><text:span text:style-name="T26"><text:tab/></text:span><text:span text:style-name="T26"><text:tab/></text:span><text:span text:style-name="T26">printf("RError:%.15f\n\n",e[i]/Real);</text:span></text:p><text:p><text:span text:style-name="T26"><text:tab/></text:span><text:span text:style-name="T26">}</text:span></text:p><text:p><text:span text:style-name="T26"><text:tab/></text:span><text:span text:style-name="T26">printf("Order:\n");</text:span></text:p><text:p><text:span text:style-name="T26"><text:tab/></text:span><text:span text:style-name="T26">for(int i=0;i&lt;6;i++)</text:span></text:p><text:p><text:span text:style-name="T26"><text:tab/></text:span><text:span text:style-name="T26"><text:tab/></text:span><text:span text:style-name="T26">printf("%.2f ",log(e[i+1]/e[i])/log(double(N[i])/N[i+1]));</text:span></text:p><text:p><text:span text:style-name="T26"><text:tab/></text:span><text:span text:style-name="T26">getchar(); getchar();</text:span></text:p><text:p><text:span text:style-name="T26"><text:tab/></text:span><text:span text:style-name="T26">return 0;</text:span></text:p><text:p><text:span text:style-name="T26">}</text:span></text:p></draw:text-box></draw:frame><text:span text:style-name="Strong_20_Emphasis"><text:span text:style-name="T3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宋体" svg:font-family="宋体" style:font-pitch="variable"/>
    <style:font-face style:name="Courier New1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07T14:36:12.134000000</meta:creation-date>
    <dc:date>2023-06-07T15:40:01.369000000</dc:date>
    <meta:editing-duration>PT1H46S</meta:editing-duration>
    <meta:editing-cycles>21</meta:editing-cycles>
    <meta:generator>LibreOffice/7.1.4.2$Windows_X86_64 LibreOffice_project/a529a4fab45b75fefc5b6226684193eb000654f6</meta:generator>
    <meta:document-statistic meta:table-count="1" meta:image-count="0" meta:object-count="5" meta:page-count="2" meta:paragraph-count="45" meta:word-count="749" meta:character-count="1105" meta:non-whitespace-character-count="1079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y</mi>
                <mi>'</mi>
                <mrow>
                  <mi>'</mi>
                  <mo stretchy="false">+</mo>
                  <mfrac>
                    <mn>2</mn>
                    <mi>x</mi>
                  </mfrac>
                </mrow>
                <mi>y</mi>
                <mrow>
                  <mi>'</mi>
                  <mo stretchy="false">−</mo>
                  <mfrac>
                    <mn>6</mn>
                    <msup>
                      <mi>x</mi>
                      <mn>2</mn>
                    </msup>
                  </mfrac>
                </mrow>
                <mrow>
                  <mi>y</mi>
                  <mo stretchy="false">=</mo>
                  <mrow>
                    <mn>5</mn>
                    <mo stretchy="false">−</mo>
                    <mn>6</mn>
                  </mrow>
                </mrow>
                <mrow>
                  <mi>x</mi>
                  <mo stretchy="false">+</mo>
                  <mn>7</mn>
                </mrow>
                <msup>
                  <mi>x</mi>
                  <mn>2</mn>
                </msup>
                <mi>,</mi>
                <mspace width="5em"/>
                <mrow>
                  <mn>1</mn>
                  <mo stretchy="false">&lt;</mo>
                  <mi>x</mi>
                  <mo stretchy="false">&lt;</mo>
                  <mn>2</mn>
                </mrow>
              </mrow>
            </mtd>
          </mtr>
          <mtr>
            <mtd>
              <mrow>
                <mi>y</mi>
                <mrow>
                  <mrow>
                    <mo fence="true" form="prefix" stretchy="false">(</mo>
                    <mrow>
                      <mn>1</mn>
                    </mrow>
                    <mo fence="true" form="postfix" stretchy="false">)</mo>
                  </mrow>
                  <mo stretchy="false">=</mo>
                  <mfrac>
                    <mn>1</mn>
                    <mn>2</mn>
                  </mfrac>
                </mrow>
                <mi>,</mi>
                <mspace width="5em"/>
                <mi>y</mi>
                <mrow>
                  <mrow>
                    <mo fence="true" form="prefix" stretchy="false">(</mo>
                    <mrow>
                      <mn>2</mn>
                    </mrow>
                    <mo fence="true" form="postfix" stretchy="false">)</mo>
                  </mrow>
                  <mo stretchy="false">=</mo>
                  <mrow>
                    <mn>4</mn>
                    <mo stretchy="false">+</mo>
                    <mn>4</mn>
                  </mrow>
                </mrow>
                <mi>ln</mi>
                <mn>2</mn>
              </mrow>
            </mtd>
          </mtr>
        </mtable>
      </mrow>
      <mo fence="true" form="postfix" stretchy="true">}</mo>
    </mrow>
    <annotation encoding="StarMath 5.0">left lbrace binom{y''+frac 2 x y'-frac 6 x^2 y=5-6x+7x^2 , ``````````1&lt;x&lt;2}{y(1)=frac 1 2,``````````y(2)=4+4ln2} right rbrace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row>
          <msup>
            <mi>x</mi>
            <mn>2</mn>
          </msup>
          <mo stretchy="false">−</mo>
          <msup>
            <mi>x</mi>
            <mn>3</mn>
          </msup>
          <mo stretchy="false">+</mo>
          <mfrac>
            <mn>1</mn>
            <mn>2</mn>
          </mfrac>
        </mrow>
      </mrow>
      <mrow>
        <msup>
          <mi>x</mi>
          <mn>4</mn>
        </msup>
        <mo stretchy="false">+</mo>
        <msup>
          <mi>x</mi>
          <mn>2</mn>
        </msup>
      </mrow>
      <mi mathvariant="italic">lnx</mi>
      <mi>.</mi>
    </mrow>
    <annotation encoding="StarMath 5.0">y=x^2 - x^3 + frac 1 2 x^4 +x^2 lnx .</annotation>
  </semantics>
</math>
</file>

<file path=Object 3/content.xml><?xml version="1.0" encoding="utf-8"?>
<math xmlns="http://www.w3.org/1998/Math/MathML" display="block">
  <semantics>
    <mrow>
      <mo fence="true" form="prefix" stretchy="true">{</mo>
      <mrow>
        <mrow>
          <mtable>
            <mtr>
              <mtd columnalign="left">
                <mrow>
                  <msub>
                    <mi>y</mi>
                    <mn>1</mn>
                  </msub>
                  <mrow>
                    <mi>'</mi>
                    <mo stretchy="false">=</mo>
                    <msub>
                      <mi>y</mi>
                      <mn>2</mn>
                    </msub>
                  </mrow>
                </mrow>
              </mtd>
            </mtr>
            <mtr>
              <mtd>
                <mrow>
                  <msub>
                    <mi>y</mi>
                    <mn>2</mn>
                  </msub>
                  <mrow>
                    <mi>'</mi>
                    <mo stretchy="false">=</mo>
                    <mfrac>
                      <mn>6</mn>
                      <msup>
                        <mi>x</mi>
                        <mn>2</mn>
                      </msup>
                    </mfrac>
                  </mrow>
                  <mrow>
                    <msub>
                      <mi>y</mi>
                      <mn>1</mn>
                    </msub>
                    <mo stretchy="false">−</mo>
                    <mfrac>
                      <mn>2</mn>
                      <mi>x</mi>
                    </mfrac>
                  </mrow>
                  <mrow>
                    <msub>
                      <mi>y</mi>
                      <mn>2</mn>
                    </msub>
                    <mo stretchy="false">+</mo>
                    <mn>5</mn>
                    <mo stretchy="false">−</mo>
                    <mi>x</mi>
                  </mrow>
                  <mrow>
                    <mo fence="true" form="prefix" stretchy="false">(</mo>
                    <mrow>
                      <mrow>
                        <mrow>
                          <mn>6</mn>
                          <mo stretchy="false">−</mo>
                          <mn>7</mn>
                        </mrow>
                        <mi>x</mi>
                      </mrow>
                    </mrow>
                    <mo fence="true" form="postfix" stretchy="false">)</mo>
                  </mrow>
                </mrow>
              </mtd>
            </mtr>
          </mtable>
          <mspace width="5em"/>
          <msub>
            <mi>y</mi>
            <mn>1</mn>
          </msub>
          <mrow>
            <mrow>
              <mo fence="true" form="prefix" stretchy="false">(</mo>
              <mrow>
                <mn>1</mn>
              </mrow>
              <mo fence="true" form="postfix" stretchy="false">)</mo>
            </mrow>
            <mo stretchy="false">=</mo>
            <mfrac>
              <mn>1</mn>
              <mn>2</mn>
            </mfrac>
          </mrow>
          <mi>,</mi>
          <mspace width="2.5em"/>
          <msub>
            <mi>y</mi>
            <mn>2</mn>
          </msub>
          <mrow>
            <mrow>
              <mo fence="true" form="prefix" stretchy="false">(</mo>
              <mrow>
                <mn>1</mn>
              </mrow>
              <mo fence="true" form="postfix" stretchy="false">)</mo>
            </mrow>
            <mo stretchy="false">=</mo>
            <mn>2</mn>
          </mrow>
        </mrow>
      </mrow>
      <mo fence="true" form="postfix" stretchy="true">}</mo>
    </mrow>
    <annotation encoding="StarMath 5.0">left lbrace binom{ alignl  y_1'=y_2}{y_2'=frac 6 x^2 y_1 - frac 2 x y_2+5-x(6-7x)}``````````y_1(1)=frac 1 2,`````y_2(1)=2 right rbrace</annotation>
  </semantics>
</math>
</file>

<file path=Object 4/content.xml><?xml version="1.0" encoding="utf-8"?>
<math xmlns="http://www.w3.org/1998/Math/MathML" display="block">
  <semantics>
    <mrow>
      <mrow>
        <msub>
          <mi>ε</mi>
          <mi>N</mi>
        </msub>
        <mo stretchy="false">=</mo>
        <mrow>
          <mo fence="true" form="prefix" stretchy="false">|</mo>
          <mrow>
            <mrow>
              <msub>
                <mi>y</mi>
                <mi>N</mi>
              </msub>
              <mo stretchy="false">−</mo>
              <mi>y</mi>
            </mrow>
          </mrow>
          <mo fence="true" form="postfix" stretchy="false">|</mo>
        </mrow>
        <mo stretchy="false">=</mo>
        <mi>C</mi>
      </mrow>
      <mrow>
        <mrow>
          <mo fence="true" form="prefix" stretchy="false">(</mo>
          <mrow>
            <mfrac>
              <mn>1</mn>
              <msup>
                <mi>N</mi>
                <mi>q</mi>
              </msup>
            </mfrac>
          </mrow>
          <mo fence="true" form="postfix" stretchy="false">)</mo>
        </mrow>
        <mo stretchy="false">+</mo>
        <mi>O</mi>
      </mrow>
      <mrow>
        <mrow>
          <mo fence="true" form="prefix" stretchy="false">(</mo>
          <mrow>
            <mfrac>
              <mn>1</mn>
              <msup>
                <mi>N</mi>
                <mi>q</mi>
              </msup>
            </mfrac>
          </mrow>
          <mo fence="true" form="postfix" stretchy="false">)</mo>
        </mrow>
        <mo stretchy="false">≈</mo>
        <mi>C</mi>
      </mrow>
      <mrow>
        <mo fence="true" form="prefix" stretchy="false">(</mo>
        <mrow>
          <mfrac>
            <mn>1</mn>
            <msup>
              <mi>N</mi>
              <mi>q</mi>
            </msup>
          </mfrac>
        </mrow>
        <mo fence="true" form="postfix" stretchy="false">)</mo>
      </mrow>
      <mo stretchy="false">⇒</mo>
      <mi>ln</mi>
      <mrow>
        <mrow>
          <mo fence="true" form="prefix" stretchy="false">(</mo>
          <mrow>
            <msub>
              <mi>ε</mi>
              <mi>N</mi>
            </msub>
          </mrow>
          <mo fence="true" form="postfix" stretchy="false">)</mo>
        </mrow>
        <mo stretchy="false">≈</mo>
        <mi>q</mi>
      </mrow>
      <mi>ln</mi>
      <mrow>
        <mrow>
          <mo fence="true" form="prefix" stretchy="false">(</mo>
          <mrow>
            <mfrac>
              <mn>1</mn>
              <mi>N</mi>
            </mfrac>
          </mrow>
          <mo fence="true" form="postfix" stretchy="false">)</mo>
        </mrow>
        <mo stretchy="false">+</mo>
        <mi>ln</mi>
      </mrow>
      <mi>C</mi>
    </mrow>
    <annotation encoding="StarMath 5.0">ε_N = lline y_N-y rline =C(frac 1 N^q) +O( frac 1 N^q ) approx C(frac 1 N^q)  drarrow
ln( ε_N ) approx q ln( frac 1 N ) +ln C</annotation>
  </semantics>
</math>
</file>

<file path=Object 5/content.xml><?xml version="1.0" encoding="utf-8"?>
<math xmlns="http://www.w3.org/1998/Math/MathML" display="block">
  <semantics>
    <mrow>
      <mi>q</mi>
      <mo stretchy="false">≈</mo>
      <mfrac>
        <mrow>
          <mi>ln</mi>
          <mrow>
            <msub>
              <mi>ε</mi>
              <mrow>
                <mi>N</mi>
                <mn>2</mn>
              </mrow>
            </msub>
            <mo stretchy="false">−</mo>
            <mi>ln</mi>
          </mrow>
          <msub>
            <mi>ε</mi>
            <mrow>
              <mi>N</mi>
              <mn>1</mn>
            </mrow>
          </msub>
        </mrow>
        <mrow>
          <mi>ln</mi>
          <mrow>
            <mrow>
              <mo fence="true" form="prefix" stretchy="false">(</mo>
              <mrow>
                <mrow>
                  <mn>1</mn>
                  <mo stretchy="false">/</mo>
                  <msub>
                    <mi>N</mi>
                    <mn>2</mn>
                  </msub>
                </mrow>
              </mrow>
              <mo fence="true" form="postfix" stretchy="false">)</mo>
            </mrow>
            <mo stretchy="false">−</mo>
            <mi>ln</mi>
          </mrow>
          <mrow>
            <mo fence="true" form="prefix" stretchy="false">(</mo>
            <mrow>
              <mrow>
                <mn>1</mn>
                <mo stretchy="false">/</mo>
                <msub>
                  <mi>N</mi>
                  <mn>1</mn>
                </msub>
              </mrow>
            </mrow>
            <mo fence="true" form="postfix" stretchy="false">)</mo>
          </mrow>
        </mrow>
      </mfrac>
      <mo stretchy="false">=</mo>
      <mfrac>
        <mrow>
          <mi>ln</mi>
          <mrow>
            <mo fence="true" form="prefix" stretchy="false">(</mo>
            <mrow>
              <mrow>
                <msub>
                  <mi>ε</mi>
                  <mrow>
                    <mi>N</mi>
                    <mn>2</mn>
                  </mrow>
                </msub>
                <mo stretchy="false">/</mo>
                <msub>
                  <mi>ε</mi>
                  <mrow>
                    <mi>N</mi>
                    <mn>1</mn>
                  </mrow>
                </msub>
              </mrow>
            </mrow>
            <mo fence="true" form="postfix" stretchy="false">)</mo>
          </mrow>
        </mrow>
        <mrow>
          <mi>ln</mi>
          <mrow>
            <mo fence="true" form="prefix" stretchy="false">(</mo>
            <mrow>
              <mrow>
                <msub>
                  <mi>N</mi>
                  <mn>1</mn>
                </msub>
                <mo stretchy="false">/</mo>
                <msub>
                  <mi>N</mi>
                  <mn>2</mn>
                </msub>
              </mrow>
            </mrow>
            <mo fence="true" form="postfix" stretchy="false">)</mo>
          </mrow>
        </mrow>
      </mfrac>
    </mrow>
    <annotation encoding="StarMath 5.0">q approx frac{ln ε_N2 - ln ε_N1}{ ln (1/N_2)-ln (1/N_1) }=frac {ln(ε_N2 /ε_N1 )}{ ln (N_1/N_2) }</annotation>
  </semantics>
</math>
</file>